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Standard">
      <style:text-properties fo:font-size="15pt" officeooo:rsid="0018c54c" officeooo:paragraph-rsid="0018c54c" style:font-size-asian="15pt" style:font-size-complex="15pt"/>
    </style:style>
    <style:style style:name="P2" style:family="paragraph" style:parent-style-name="Standard">
      <style:text-properties fo:font-size="12pt" officeooo:rsid="0018c54c" officeooo:paragraph-rsid="0018c54c"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Organización relativa aleatoria</text:p>
      <text:p text:style-name="P1"/>
      <text:p text:style-name="P2"><text:tab/>Son ficheros con organización relativa y clave alfanumérica, por lo que se debe transformar obteniéndose un valor numérico que facilite la correspondencia directa entre la clave y la dirección. En este caso las claves no coinciden con la dirección física, que son las posiciones de cada registro. Al calcular la dirección de memoria puede ser que una clave diferente nos de cómo resultado la misma dirección de memoria, ese registro iría a la zona de overflow.</text:p>
      <text:p text:style-name="P2"/>
      <text:p text:style-name="P1"><text:tab/>Organización relativa directa</text:p>
      <text:p text:style-name="P2"/>
      <text:p text:style-name="P2"><text:tab/>La organización relativa directa está basada en la independencia entre el orden en que se dan de alta los registros y la posición en la que se graban en el soporte.</text:p>
      <text:p text:style-name="P2"><text:tab/>La posición en la que se graban los registros está en función de la información que tenga el campo clave del registro.</text:p>
      <text:p text:style-name="P2">En esta organización el espacio total disponible para el fichero se divide en celdas destinadas cada una de ellas a contener un registro.</text:p>
      <text:p text:style-name="P2"><text:tab/>Las celdas están numeradas correlativamente y se puede acceder al contenido de un registro, de forma directa, si conocemos la dirección relativa de la celda en la que está grabado.</text:p>
      <text:p text:style-name="P2"><text:tab/>Esta organización sólo es posible en soportes direccionales, pues el acceso a los registros se hace sin necesidad de leer los anterior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s" fo:country="ES"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s" fo:country="ES"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7T10:30:26.989294239</meta:creation-date>
    <dc:date>2021-09-17T10:36:53.328322456</dc:date>
    <meta:editing-duration>PT6M26S</meta:editing-duration>
    <meta:editing-cycles>1</meta:editing-cycles>
    <meta:document-statistic meta:table-count="0" meta:image-count="0" meta:object-count="0" meta:page-count="1" meta:paragraph-count="8" meta:word-count="210" meta:character-count="1263" meta:non-whitespace-character-count="1054"/>
    <meta:generator>LibreOffice/7.2.0.4$Linux_X86_64 LibreOffice_project/20$Build-4</meta:generator>
  </office:meta>
</office:document-meta>
</file>